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maxdepth</text:p>
          </table:table-cell>
          <table:table-cell office:value-type="string" calcext:value-type="string">
            <text:p>numElements</text:p>
          </table:table-cell>
          <table:table-cell office:value-type="string" calcext:value-type="string">
            <text:p>numCGNodes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unzip_s</text:p>
          </table:table-cell>
          <table:table-cell office:value-type="string" calcext:value-type="string">
            <text:p>rhs_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5937" calcext:value-type="float">
            <text:p>35937</text:p>
          </table:table-cell>
          <table:table-cell table:formula="of:=[.D2]*24" office:value-type="float" office:value="862488" calcext:value-type="float">
            <text:p>862488</text:p>
          </table:table-cell>
          <table:table-cell office:value-type="float" office:value="0.129553" calcext:value-type="float">
            <text:p>0.129553</text:p>
          </table:table-cell>
          <table:table-cell office:value-type="float" office:value="0.861646" calcext:value-type="float">
            <text:p>0.86164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274625" calcext:value-type="float">
            <text:p>274625</text:p>
          </table:table-cell>
          <table:table-cell table:formula="of:=[.D3]*24" office:value-type="float" office:value="6591000" calcext:value-type="float">
            <text:p>6591000</text:p>
          </table:table-cell>
          <table:table-cell office:value-type="float" office:value="1.02339" calcext:value-type="float">
            <text:p>1.02339</text:p>
          </table:table-cell>
          <table:table-cell office:value-type="float" office:value="6.34123" calcext:value-type="float">
            <text:p>6.3412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2768" calcext:value-type="float">
            <text:p>32768</text:p>
          </table:table-cell>
          <table:table-cell office:value-type="float" office:value="2146689" calcext:value-type="float">
            <text:p>2146689</text:p>
          </table:table-cell>
          <table:table-cell table:formula="of:=[.D4]*24" office:value-type="float" office:value="51520536" calcext:value-type="float">
            <text:p>51520536</text:p>
          </table:table-cell>
          <table:table-cell office:value-type="float" office:value="10.4912" calcext:value-type="float">
            <text:p>10.4912</text:p>
          </table:table-cell>
          <table:table-cell office:value-type="float" office:value="48.4545" calcext:value-type="float">
            <text:p>48.454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974593" calcext:value-type="float">
            <text:p>16974593</text:p>
          </table:table-cell>
          <table:table-cell table:formula="of:=[.D5]*24" office:value-type="float" office:value="407390232" calcext:value-type="float">
            <text:p>407390232</text:p>
          </table:table-cell>
          <table:table-cell office:value-type="float" office:value="106.3" calcext:value-type="float">
            <text:p>106.3</text:p>
          </table:table-cell>
          <table:table-cell office:value-type="float" office:value="519.264" calcext:value-type="float">
            <text:p>519.264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arsetBlock=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maxdepth</text:p>
          </table:table-cell>
          <table:table-cell office:value-type="string" calcext:value-type="string">
            <text:p>numElements</text:p>
          </table:table-cell>
          <table:table-cell office:value-type="string" calcext:value-type="string">
            <text:p>numCGNodes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unzip_s</text:p>
          </table:table-cell>
          <table:table-cell office:value-type="string" calcext:value-type="string">
            <text:p>rhs_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5937" calcext:value-type="float">
            <text:p>35937</text:p>
          </table:table-cell>
          <table:table-cell table:formula="of:=[.D9]*24" office:value-type="float" office:value="862488" calcext:value-type="float">
            <text:p>862488</text:p>
          </table:table-cell>
          <table:table-cell office:value-type="float" office:value="0.246196" calcext:value-type="float">
            <text:p>0.246196</text:p>
          </table:table-cell>
          <table:table-cell office:value-type="float" office:value="0.633606" calcext:value-type="float">
            <text:p>0.63360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274625" calcext:value-type="float">
            <text:p>274625</text:p>
          </table:table-cell>
          <table:table-cell table:formula="of:=[.D10]*24" office:value-type="float" office:value="6591000" calcext:value-type="float">
            <text:p>6591000</text:p>
          </table:table-cell>
          <table:table-cell office:value-type="float" office:value="1.45045" calcext:value-type="float">
            <text:p>1.45045</text:p>
          </table:table-cell>
          <table:table-cell office:value-type="float" office:value="5.9521" calcext:value-type="float">
            <text:p>5.952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2768" calcext:value-type="float">
            <text:p>32768</text:p>
          </table:table-cell>
          <table:table-cell office:value-type="float" office:value="2146689" calcext:value-type="float">
            <text:p>2146689</text:p>
          </table:table-cell>
          <table:table-cell table:formula="of:=[.D11]*24" office:value-type="float" office:value="51520536" calcext:value-type="float">
            <text:p>51520536</text:p>
          </table:table-cell>
          <table:table-cell office:value-type="float" office:value="11.4975" calcext:value-type="float">
            <text:p>11.4975</text:p>
          </table:table-cell>
          <table:table-cell office:value-type="float" office:value="48.2178" calcext:value-type="float">
            <text:p>48.217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974593" calcext:value-type="float">
            <text:p>16974593</text:p>
          </table:table-cell>
          <table:table-cell table:formula="of:=[.D12]*24" office:value-type="float" office:value="407390232" calcext:value-type="float">
            <text:p>407390232</text:p>
          </table:table-cell>
          <table:table-cell office:value-type="float" office:value="106.72" calcext:value-type="float">
            <text:p>106.72</text:p>
          </table:table-cell>
          <table:table-cell office:value-type="float" office:value="416.823" calcext:value-type="float">
            <text:p>416.823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arsetBlock=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maxdepth</text:p>
          </table:table-cell>
          <table:table-cell office:value-type="string" calcext:value-type="string">
            <text:p>numElements</text:p>
          </table:table-cell>
          <table:table-cell office:value-type="string" calcext:value-type="string">
            <text:p>numCGNodes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unzip_s</text:p>
          </table:table-cell>
          <table:table-cell office:value-type="string" calcext:value-type="string">
            <text:p>rhs_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5937" calcext:value-type="float">
            <text:p>35937</text:p>
          </table:table-cell>
          <table:table-cell table:formula="of:=[.D16]*24" office:value-type="float" office:value="862488" calcext:value-type="float">
            <text:p>862488</text:p>
          </table:table-cell>
          <table:table-cell office:value-type="float" office:value="0.657825" calcext:value-type="float">
            <text:p>0.657825</text:p>
          </table:table-cell>
          <table:table-cell office:value-type="float" office:value="0.753955" calcext:value-type="float">
            <text:p>0.75395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274625" calcext:value-type="float">
            <text:p>274625</text:p>
          </table:table-cell>
          <table:table-cell table:formula="of:=[.D17]*24" office:value-type="float" office:value="6591000" calcext:value-type="float">
            <text:p>6591000</text:p>
          </table:table-cell>
          <table:table-cell office:value-type="float" office:value="2.59836" calcext:value-type="float">
            <text:p>2.59836</text:p>
          </table:table-cell>
          <table:table-cell office:value-type="float" office:value="4.7716" calcext:value-type="float">
            <text:p>4.771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2768" calcext:value-type="float">
            <text:p>32768</text:p>
          </table:table-cell>
          <table:table-cell office:value-type="float" office:value="2146689" calcext:value-type="float">
            <text:p>2146689</text:p>
          </table:table-cell>
          <table:table-cell table:formula="of:=[.D18]*24" office:value-type="float" office:value="51520536" calcext:value-type="float">
            <text:p>51520536</text:p>
          </table:table-cell>
          <table:table-cell office:value-type="float" office:value="14.973" calcext:value-type="float">
            <text:p>14.973</text:p>
          </table:table-cell>
          <table:table-cell office:value-type="float" office:value="54.7887" calcext:value-type="float">
            <text:p>54.788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974593" calcext:value-type="float">
            <text:p>16974593</text:p>
          </table:table-cell>
          <table:table-cell table:formula="of:=[.D19]*24" office:value-type="float" office:value="407390232" calcext:value-type="float">
            <text:p>407390232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oarsetBlock=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maxdepth</text:p>
          </table:table-cell>
          <table:table-cell office:value-type="string" calcext:value-type="string">
            <text:p>numElements</text:p>
          </table:table-cell>
          <table:table-cell office:value-type="string" calcext:value-type="string">
            <text:p>numCGNodes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unzip_s</text:p>
          </table:table-cell>
          <table:table-cell office:value-type="string" calcext:value-type="string">
            <text:p>rhs_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5937" calcext:value-type="float">
            <text:p>35937</text:p>
          </table:table-cell>
          <table:table-cell table:formula="of:=[.D24]*24" office:value-type="float" office:value="862488" calcext:value-type="float">
            <text:p>862488</text:p>
          </table:table-cell>
          <table:table-cell office:value-type="float" office:value="2.40868" calcext:value-type="float">
            <text:p>2.40868</text:p>
          </table:table-cell>
          <table:table-cell office:value-type="float" office:value="1.07871" calcext:value-type="float">
            <text:p>1.0787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274625" calcext:value-type="float">
            <text:p>274625</text:p>
          </table:table-cell>
          <table:table-cell table:formula="of:=[.D25]*24" office:value-type="float" office:value="6591000" calcext:value-type="float">
            <text:p>6591000</text:p>
          </table:table-cell>
          <table:table-cell office:value-type="float" office:value="7.09639" calcext:value-type="float">
            <text:p>7.09639</text:p>
          </table:table-cell>
          <table:table-cell office:value-type="float" office:value="6.53739" calcext:value-type="float">
            <text:p>6.5373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2768" calcext:value-type="float">
            <text:p>32768</text:p>
          </table:table-cell>
          <table:table-cell office:value-type="float" office:value="2146689" calcext:value-type="float">
            <text:p>2146689</text:p>
          </table:table-cell>
          <table:table-cell table:formula="of:=[.D26]*24" office:value-type="float" office:value="51520536" calcext:value-type="float">
            <text:p>51520536</text:p>
          </table:table-cell>
          <table:table-cell office:value-type="float" office:value="26.8106" calcext:value-type="float">
            <text:p>26.8106</text:p>
          </table:table-cell>
          <table:table-cell office:value-type="float" office:value="50.4258" calcext:value-type="float">
            <text:p>50.425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974593" calcext:value-type="float">
            <text:p>16974593</text:p>
          </table:table-cell>
          <table:table-cell table:formula="of:=[.D27]*24" office:value-type="float" office:value="407390232" calcext:value-type="float">
            <text:p>407390232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mpi tasks=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maxdepth</text:p>
          </table:table-cell>
          <table:table-cell office:value-type="string" calcext:value-type="string">
            <text:p>numElements</text:p>
          </table:table-cell>
          <table:table-cell office:value-type="string" calcext:value-type="string">
            <text:p>numCGNodes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unzip_s</text:p>
          </table:table-cell>
          <table:table-cell office:value-type="string" calcext:value-type="string">
            <text:p>rhs_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5937" calcext:value-type="float">
            <text:p>35937</text:p>
          </table:table-cell>
          <table:table-cell table:formula="of:=[.D33]*24" office:value-type="float" office:value="862488" calcext:value-type="float">
            <text:p>862488</text:p>
          </table:table-cell>
          <table:table-cell table:style-name="ce1" office:value-type="float" office:value="0.0000034105" calcext:value-type="float">
            <text:p>3.41E-06</text:p>
          </table:table-cell>
          <table:table-cell table:style-name="ce1" office:value-type="float" office:value="0.00000053551" calcext:value-type="float">
            <text:p>5.36E-0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274625" calcext:value-type="float">
            <text:p>274625</text:p>
          </table:table-cell>
          <table:table-cell table:formula="of:=[.D34]*24" office:value-type="float" office:value="6591000" calcext:value-type="float">
            <text:p>6591000</text:p>
          </table:table-cell>
          <table:table-cell office:value-type="float" office:value="0.0770954" calcext:value-type="float">
            <text:p>0.0770954</text:p>
          </table:table-cell>
          <table:table-cell office:value-type="float" office:value="0.264801" calcext:value-type="float">
            <text:p>0.26480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2768" calcext:value-type="float">
            <text:p>32768</text:p>
          </table:table-cell>
          <table:table-cell office:value-type="float" office:value="2146689" calcext:value-type="float">
            <text:p>2146689</text:p>
          </table:table-cell>
          <table:table-cell table:formula="of:=[.D35]*24" office:value-type="float" office:value="51520536" calcext:value-type="float">
            <text:p>51520536</text:p>
          </table:table-cell>
          <table:table-cell office:value-type="float" office:value="0.485923" calcext:value-type="float">
            <text:p>0.485923</text:p>
          </table:table-cell>
          <table:table-cell office:value-type="float" office:value="1.81138" calcext:value-type="float">
            <text:p>1.8113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974593" calcext:value-type="float">
            <text:p>16974593</text:p>
          </table:table-cell>
          <table:table-cell table:formula="of:=[.D36]*24" office:value-type="float" office:value="407390232" calcext:value-type="float">
            <text:p>407390232</text:p>
          </table:table-cell>
          <table:table-cell office:value-type="float" office:value="3.39281" calcext:value-type="float">
            <text:p>3.39281</text:p>
          </table:table-cell>
          <table:table-cell office:value-type="float" office:value="13.2127" calcext:value-type="float">
            <text:p>13.2127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Mpi=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Grid</text:p>
          </table:table-cell>
          <table:table-cell office:value-type="string" calcext:value-type="string">
            <text:p>regRegion</text:p>
          </table:table-cell>
          <table:table-cell office:value-type="string" calcext:value-type="string">
            <text:p>maxdepth</text:p>
          </table:table-cell>
          <table:table-cell office:value-type="string" calcext:value-type="string">
            <text:p>numElements</text:p>
          </table:table-cell>
          <table:table-cell office:value-type="string" calcext:value-type="string">
            <text:p>numCGNodes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unzip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comm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  <table:table-cell office:value-type="float" office:value="14997" calcext:value-type="float">
            <text:p>14997</text:p>
          </table:table-cell>
          <table:table-cell table:formula="of:=[.E42]*24" office:value-type="float" office:value="359928" calcext:value-type="float">
            <text:p>359928</text:p>
          </table:table-cell>
          <table:table-cell office:value-type="float" office:value="0.226413" calcext:value-type="float">
            <text:p>0.226413</text:p>
          </table:table-cell>
          <table:table-cell office:value-type="float" office:value="0.0327818" calcext:value-type="float">
            <text:p>0.0327818</text:p>
          </table:table-cell>
          <table:table-cell office:value-type="float" office:value="0.154549" calcext:value-type="float">
            <text:p>0.154549</text:p>
          </table:table-cell>
          <table:table-cell table:formula="of:=[.G42]+[.H42]+[.I42]" office:value-type="float" office:value="0.4137438" calcext:value-type="float">
            <text:p>0.4137438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17041" calcext:value-type="float">
            <text:p>17041</text:p>
          </table:table-cell>
          <table:table-cell table:formula="of:=[.E43]*24" office:value-type="float" office:value="408984" calcext:value-type="float">
            <text:p>408984</text:p>
          </table:table-cell>
          <table:table-cell office:value-type="float" office:value="0.276531" calcext:value-type="float">
            <text:p>0.276531</text:p>
          </table:table-cell>
          <table:table-cell office:value-type="float" office:value="0.0352018" calcext:value-type="float">
            <text:p>0.0352018</text:p>
          </table:table-cell>
          <table:table-cell office:value-type="float" office:value="0.202962" calcext:value-type="float">
            <text:p>0.202962</text:p>
          </table:table-cell>
          <table:table-cell table:formula="of:=[.G43]+[.H43]+[.I43]" office:value-type="float" office:value="0.5146948" calcext:value-type="float">
            <text:p>0.5146948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28" calcext:value-type="float">
            <text:p>1828</text:p>
          </table:table-cell>
          <table:table-cell office:value-type="float" office:value="113237" calcext:value-type="float">
            <text:p>113237</text:p>
          </table:table-cell>
          <table:table-cell table:formula="of:=[.E44]*24" office:value-type="float" office:value="2717688" calcext:value-type="float">
            <text:p>2717688</text:p>
          </table:table-cell>
          <table:table-cell office:value-type="float" office:value="0.42416" calcext:value-type="float">
            <text:p>0.42416</text:p>
          </table:table-cell>
          <table:table-cell office:value-type="float" office:value="0.186043" calcext:value-type="float">
            <text:p>0.186043</text:p>
          </table:table-cell>
          <table:table-cell office:value-type="float" office:value="0.267264" calcext:value-type="float">
            <text:p>0.267264</text:p>
          </table:table-cell>
          <table:table-cell table:formula="of:=[.G44]+[.H44]+[.I44]" office:value-type="float" office:value="0.877467" calcext:value-type="float">
            <text:p>0.877467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276" calcext:value-type="float">
            <text:p>2276</text:p>
          </table:table-cell>
          <table:table-cell office:value-type="float" office:value="140781" calcext:value-type="float">
            <text:p>140781</text:p>
          </table:table-cell>
          <table:table-cell table:formula="of:=[.E45]*24" office:value-type="float" office:value="3378744" calcext:value-type="float">
            <text:p>3378744</text:p>
          </table:table-cell>
          <table:table-cell office:value-type="float" office:value="0.614394" calcext:value-type="float">
            <text:p>0.614394</text:p>
          </table:table-cell>
          <table:table-cell office:value-type="float" office:value="0.199978" calcext:value-type="float">
            <text:p>0.199978</text:p>
          </table:table-cell>
          <table:table-cell office:value-type="float" office:value="0.608739" calcext:value-type="float">
            <text:p>0.608739</text:p>
          </table:table-cell>
          <table:table-cell table:formula="of:=[.G45]+[.H45]+[.I45]" office:value-type="float" office:value="1.423111" calcext:value-type="float">
            <text:p>1.423111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864" calcext:value-type="float">
            <text:p>2864</text:p>
          </table:table-cell>
          <table:table-cell office:value-type="float" office:value="176841" calcext:value-type="float">
            <text:p>176841</text:p>
          </table:table-cell>
          <table:table-cell table:formula="of:=[.E46]*24" office:value-type="float" office:value="4244184" calcext:value-type="float">
            <text:p>4244184</text:p>
          </table:table-cell>
          <table:table-cell office:value-type="float" office:value="0.789144" calcext:value-type="float">
            <text:p>0.789144</text:p>
          </table:table-cell>
          <table:table-cell office:value-type="float" office:value="0.262778" calcext:value-type="float">
            <text:p>0.262778</text:p>
          </table:table-cell>
          <table:table-cell office:value-type="float" office:value="0.717929" calcext:value-type="float">
            <text:p>0.717929</text:p>
          </table:table-cell>
          <table:table-cell table:formula="of:=[.G46]+[.H46]+[.I46]" office:value-type="float" office:value="1.769851" calcext:value-type="float">
            <text:p>1.769851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222" calcext:value-type="float">
            <text:p>4222</text:p>
          </table:table-cell>
          <table:table-cell office:value-type="float" office:value="260609" calcext:value-type="float">
            <text:p>260609</text:p>
          </table:table-cell>
          <table:table-cell table:formula="of:=[.E47]*24" office:value-type="float" office:value="6254616" calcext:value-type="float">
            <text:p>6254616</text:p>
          </table:table-cell>
          <table:table-cell office:value-type="float" office:value="1.07128" calcext:value-type="float">
            <text:p>1.07128</text:p>
          </table:table-cell>
          <table:table-cell office:value-type="float" office:value="0.381187" calcext:value-type="float">
            <text:p>0.381187</text:p>
          </table:table-cell>
          <table:table-cell office:value-type="float" office:value="0.889698" calcext:value-type="float">
            <text:p>0.889698</text:p>
          </table:table-cell>
          <table:table-cell table:formula="of:=[.G47]+[.H47]+[.I47]" office:value-type="float" office:value="2.342165" calcext:value-type="float">
            <text:p>2.342165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056" calcext:value-type="float">
            <text:p>6056</text:p>
          </table:table-cell>
          <table:table-cell office:value-type="float" office:value="374265" calcext:value-type="float">
            <text:p>374265</text:p>
          </table:table-cell>
          <table:table-cell table:formula="of:=[.E48]*24" office:value-type="float" office:value="8982360" calcext:value-type="float">
            <text:p>8982360</text:p>
          </table:table-cell>
          <table:table-cell office:value-type="float" office:value="1.63023" calcext:value-type="float">
            <text:p>1.63023</text:p>
          </table:table-cell>
          <table:table-cell office:value-type="float" office:value="0.499404" calcext:value-type="float">
            <text:p>0.499404</text:p>
          </table:table-cell>
          <table:table-cell office:value-type="float" office:value="1.24482" calcext:value-type="float">
            <text:p>1.24482</text:p>
          </table:table-cell>
          <table:table-cell table:formula="of:=[.G48]+[.H48]+[.I48]" office:value-type="float" office:value="3.374454" calcext:value-type="float">
            <text:p>3.374454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9472" calcext:value-type="float">
            <text:p>9472</text:p>
          </table:table-cell>
          <table:table-cell office:value-type="float" office:value="587729" calcext:value-type="float">
            <text:p>587729</text:p>
          </table:table-cell>
          <table:table-cell table:formula="of:=[.E49]*24" office:value-type="float" office:value="14105496" calcext:value-type="float">
            <text:p>14105496</text:p>
          </table:table-cell>
          <table:table-cell office:value-type="float" office:value="2.62604" calcext:value-type="float">
            <text:p>2.62604</text:p>
          </table:table-cell>
          <table:table-cell office:value-type="float" office:value="0.770651" calcext:value-type="float">
            <text:p>0.770651</text:p>
          </table:table-cell>
          <table:table-cell office:value-type="float" office:value="2.16721" calcext:value-type="float">
            <text:p>2.16721</text:p>
          </table:table-cell>
          <table:table-cell table:formula="of:=[.G49]+[.H49]+[.I49]" office:value-type="float" office:value="5.563901" calcext:value-type="float">
            <text:p>5.563901</text:p>
          </table:table-cell>
          <table:table-cell table:number-columns-repeated="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4760" calcext:value-type="float">
            <text:p>24760</text:p>
          </table:table-cell>
          <table:table-cell office:value-type="float" office:value="1545521" calcext:value-type="float">
            <text:p>1545521</text:p>
          </table:table-cell>
          <table:table-cell table:formula="of:=[.E50]*24" office:value-type="float" office:value="37092504" calcext:value-type="float">
            <text:p>37092504</text:p>
          </table:table-cell>
          <table:table-cell office:value-type="float" office:value="4.17996" calcext:value-type="float">
            <text:p>4.17996</text:p>
          </table:table-cell>
          <table:table-cell office:value-type="float" office:value="2.1158" calcext:value-type="float">
            <text:p>2.1158</text:p>
          </table:table-cell>
          <table:table-cell office:value-type="float" office:value="4.13581" calcext:value-type="float">
            <text:p>4.13581</text:p>
          </table:table-cell>
          <table:table-cell table:formula="of:=[.G50]+[.H50]+[.I50]" office:value-type="float" office:value="10.43157" calcext:value-type="float">
            <text:p>10.43157</text:p>
          </table:table-cell>
          <table:table-cell table:number-columns-repeated="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7696" calcext:value-type="float">
            <text:p>37696</text:p>
          </table:table-cell>
          <table:table-cell office:value-type="float" office:value="2359649" calcext:value-type="float">
            <text:p>2359649</text:p>
          </table:table-cell>
          <table:table-cell table:formula="of:=[.E51]*24" office:value-type="float" office:value="56631576" calcext:value-type="float">
            <text:p>56631576</text:p>
          </table:table-cell>
          <table:table-cell office:value-type="float" office:value="5.82549" calcext:value-type="float">
            <text:p>5.82549</text:p>
          </table:table-cell>
          <table:table-cell office:value-type="float" office:value="3.15321" calcext:value-type="float">
            <text:p>3.15321</text:p>
          </table:table-cell>
          <table:table-cell office:value-type="float" office:value="5.3387" calcext:value-type="float">
            <text:p>5.3387</text:p>
          </table:table-cell>
          <table:table-cell table:formula="of:=[.G51]+[.H51]+[.I51]" office:value-type="float" office:value="14.3174" calcext:value-type="float">
            <text:p>14.3174</text:p>
          </table:table-cell>
          <table:table-cell table:number-columns-repeated="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72171" calcext:value-type="float">
            <text:p>72171</text:p>
          </table:table-cell>
          <table:table-cell office:value-type="float" office:value="4553317" calcext:value-type="float">
            <text:p>4553317</text:p>
          </table:table-cell>
          <table:table-cell table:formula="of:=[.E52]*24" office:value-type="float" office:value="109279608" calcext:value-type="float">
            <text:p>109279608</text:p>
          </table:table-cell>
          <table:table-cell office:value-type="float" office:value="6.59011" calcext:value-type="float">
            <text:p>6.59011</text:p>
          </table:table-cell>
          <table:table-cell office:value-type="float" office:value="6.06051" calcext:value-type="float">
            <text:p>6.06051</text:p>
          </table:table-cell>
          <table:table-cell office:value-type="float" office:value="8.37131" calcext:value-type="float">
            <text:p>8.37131</text:p>
          </table:table-cell>
          <table:table-cell table:formula="of:=[.G52]+[.H52]+[.I52]" office:value-type="float" office:value="21.02193" calcext:value-type="float">
            <text:p>21.02193</text:p>
          </table:table-cell>
          <table:table-cell table:number-columns-repeated="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04630" calcext:value-type="float">
            <text:p>104630</text:p>
          </table:table-cell>
          <table:table-cell office:value-type="float" office:value="6608721" calcext:value-type="float">
            <text:p>6608721</text:p>
          </table:table-cell>
          <table:table-cell table:formula="of:=[.E53]*24" office:value-type="float" office:value="158609304" calcext:value-type="float">
            <text:p>158609304</text:p>
          </table:table-cell>
          <table:table-cell office:value-type="float" office:value="13.0078" calcext:value-type="float">
            <text:p>13.0078</text:p>
          </table:table-cell>
          <table:table-cell office:value-type="float" office:value="8.91716" calcext:value-type="float">
            <text:p>8.91716</text:p>
          </table:table-cell>
          <table:table-cell office:value-type="float" office:value="12.78" calcext:value-type="float">
            <text:p>12.78</text:p>
          </table:table-cell>
          <table:table-cell table:formula="of:=[.G53]+[.H53]+[.I53]" office:value-type="float" office:value="34.70496" calcext:value-type="float">
            <text:p>34.70496</text:p>
          </table:table-cell>
          <table:table-cell table:number-columns-repeated="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46336" calcext:value-type="float">
            <text:p>146336</text:p>
          </table:table-cell>
          <table:table-cell office:value-type="float" office:value="9252897" calcext:value-type="float">
            <text:p>9252897</text:p>
          </table:table-cell>
          <table:table-cell table:formula="of:=[.E54]*24" office:value-type="float" office:value="222069528" calcext:value-type="float">
            <text:p>222069528</text:p>
          </table:table-cell>
          <table:table-cell office:value-type="float" office:value="17.3414" calcext:value-type="float">
            <text:p>17.3414</text:p>
          </table:table-cell>
          <table:table-cell office:value-type="float" office:value="13.0324" calcext:value-type="float">
            <text:p>13.0324</text:p>
          </table:table-cell>
          <table:table-cell office:value-type="float" office:value="20.366" calcext:value-type="float">
            <text:p>20.366</text:p>
          </table:table-cell>
          <table:table-cell table:formula="of:=[.G54]+[.H54]+[.I54]" office:value-type="float" office:value="50.7398" calcext:value-type="float">
            <text:p>50.7398</text:p>
          </table:table-cell>
          <table:table-cell table:number-columns-repeated="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221712" calcext:value-type="float">
            <text:p>221712</text:p>
          </table:table-cell>
          <table:table-cell office:value-type="float" office:value="14109865" calcext:value-type="float">
            <text:p>14109865</text:p>
          </table:table-cell>
          <table:table-cell table:formula="of:=[.E55]*24" office:value-type="float" office:value="338636760" calcext:value-type="float">
            <text:p>338636760</text:p>
          </table:table-cell>
          <table:table-cell office:value-type="float" office:value="18.6152" calcext:value-type="float">
            <text:p>18.6152</text:p>
          </table:table-cell>
          <table:table-cell office:value-type="float" office:value="17.8128" calcext:value-type="float">
            <text:p>17.8128</text:p>
          </table:table-cell>
          <table:table-cell office:value-type="float" office:value="21.7601" calcext:value-type="float">
            <text:p>21.7601</text:p>
          </table:table-cell>
          <table:table-cell table:formula="of:=[.G55]+[.H55]+[.I55]" office:value-type="float" office:value="58.1881" calcext:value-type="float">
            <text:p>58.188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974593" calcext:value-type="float">
            <text:p>16974593</text:p>
          </table:table-cell>
          <table:table-cell table:formula="of:=[.E57]*24" office:value-type="float" office:value="407390232" calcext:value-type="float">
            <text:p>407390232</text:p>
          </table:table-cell>
          <table:table-cell office:value-type="float" office:value="6.02359" calcext:value-type="float">
            <text:p>6.02359</text:p>
          </table:table-cell>
          <table:table-cell office:value-type="float" office:value="18.9675" calcext:value-type="float">
            <text:p>18.9675</text:p>
          </table:table-cell>
          <table:table-cell office:value-type="float" office:value="16.928" calcext:value-type="float">
            <text:p>16.928</text:p>
          </table:table-cell>
          <table:table-cell table:formula="of:=[.I57]+[.H57]" office:value-type="float" office:value="35.8955" calcext:value-type="float">
            <text:p>35.8955</text:p>
          </table:table-cell>
          <table:table-cell table:number-columns-repeated="2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below the ratio is not correct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pi=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Gri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egRegion</text:p>
          </table:table-cell>
          <table:table-cell office:value-type="string" calcext:value-type="string">
            <text:p>maxdepth</text:p>
          </table:table-cell>
          <table:table-cell office:value-type="string" calcext:value-type="string">
            <text:p>numElements</text:p>
          </table:table-cell>
          <table:table-cell office:value-type="string" calcext:value-type="string">
            <text:p>numCGNodes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unzip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comm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table:formula="of:=[.E66]/262144" office:value-type="float" office:value="0.00107192993164063" calcext:value-type="float">
            <text:p>0.0010719299316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81" calcext:value-type="float">
            <text:p>281</text:p>
          </table:table-cell>
          <table:table-cell office:value-type="float" office:value="16593" calcext:value-type="float">
            <text:p>16593</text:p>
          </table:table-cell>
          <table:table-cell table:formula="of:=[.F66]*24" office:value-type="float" office:value="398232" calcext:value-type="float">
            <text:p>398232</text:p>
          </table:table-cell>
          <table:table-cell office:value-type="float" office:value="3.36931" calcext:value-type="float">
            <text:p>3.36931</text:p>
          </table:table-cell>
          <table:table-cell office:value-type="float" office:value="0.567505" calcext:value-type="float">
            <text:p>0.567505</text:p>
          </table:table-cell>
          <table:table-cell office:value-type="float" office:value="0.0478402" calcext:value-type="float">
            <text:p>0.0478402</text:p>
          </table:table-cell>
          <table:table-cell table:formula="of:=0" office:value-type="float" office:value="0" calcext:value-type="float">
            <text:p>0</text:p>
          </table:table-cell>
          <table:table-cell table:formula="of:=[.H66]+[.I66]+[.K66]+[.J66]" office:value-type="float" office:value="3.9846552" calcext:value-type="float">
            <text:p>3.984655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[.E67]/262144" office:value-type="float" office:value="0.0010986328125" calcext:value-type="float">
            <text:p>0.00109863281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17041" calcext:value-type="float">
            <text:p>17041</text:p>
          </table:table-cell>
          <table:table-cell table:formula="of:=[.F67]*24" office:value-type="float" office:value="408984" calcext:value-type="float">
            <text:p>408984</text:p>
          </table:table-cell>
          <table:table-cell office:value-type="float" office:value="3.46893" calcext:value-type="float">
            <text:p>3.46893</text:p>
          </table:table-cell>
          <table:table-cell table:number-columns-repeated="2" office:value-type="float" office:value="0.565079" calcext:value-type="float">
            <text:p>0.565079</text:p>
          </table:table-cell>
          <table:table-cell table:formula="of:=0" office:value-type="float" office:value="0" calcext:value-type="float">
            <text:p>0</text:p>
          </table:table-cell>
          <table:table-cell table:formula="of:=[.H67]+[.I67]+[.K67]+[.J67]" office:value-type="float" office:value="4.599088" calcext:value-type="float">
            <text:p>4.59908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formula="of:=[.E68]/262144" office:value-type="float" office:value="0.0069732666015625" calcext:value-type="float">
            <text:p>0.00697326660156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28" calcext:value-type="float">
            <text:p>1828</text:p>
          </table:table-cell>
          <table:table-cell office:value-type="float" office:value="113237" calcext:value-type="float">
            <text:p>113237</text:p>
          </table:table-cell>
          <table:table-cell table:formula="of:=[.F68]*24" office:value-type="float" office:value="2717688" calcext:value-type="float">
            <text:p>2717688</text:p>
          </table:table-cell>
          <table:table-cell office:value-type="float" office:value="5.43441" calcext:value-type="float">
            <text:p>5.43441</text:p>
          </table:table-cell>
          <table:table-cell office:value-type="float" office:value="2.53804" calcext:value-type="float">
            <text:p>2.53804</text:p>
          </table:table-cell>
          <table:table-cell office:value-type="float" office:value="0.298978" calcext:value-type="float">
            <text:p>0.298978</text:p>
          </table:table-cell>
          <table:table-cell table:formula="of:=0" office:value-type="float" office:value="0" calcext:value-type="float">
            <text:p>0</text:p>
          </table:table-cell>
          <table:table-cell table:formula="of:=[.H68]+[.I68]+[.K68]+[.J68]" office:value-type="float" office:value="8.271428" calcext:value-type="float">
            <text:p>8.271428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E69]/262144" office:value-type="float" office:value="0.0086822509765625" calcext:value-type="float">
            <text:p>0.008682250976563</text:p>
          </table:table-cell>
          <table:table-cell office:value-type="float" office:value="14" calcext:value-type="float">
            <text:p>14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2276" calcext:value-type="float">
            <text:p>2276</text:p>
          </table:table-cell>
          <table:table-cell office:value-type="float" office:value="140781" calcext:value-type="float">
            <text:p>140781</text:p>
          </table:table-cell>
          <table:table-cell table:formula="of:=[.F69]*24" office:value-type="float" office:value="3378744" calcext:value-type="float">
            <text:p>3378744</text:p>
          </table:table-cell>
          <table:table-cell office:value-type="float" office:value="8.26938" calcext:value-type="float">
            <text:p>8.26938</text:p>
          </table:table-cell>
          <table:table-cell office:value-type="float" office:value="3.42729" calcext:value-type="float">
            <text:p>3.42729</text:p>
          </table:table-cell>
          <table:table-cell office:value-type="float" office:value="0.381165" calcext:value-type="float">
            <text:p>0.381165</text:p>
          </table:table-cell>
          <table:table-cell table:formula="of:=0" office:value-type="float" office:value="0" calcext:value-type="float">
            <text:p>0</text:p>
          </table:table-cell>
          <table:table-cell table:formula="of:=[.H69]+[.I69]+[.K69]+[.J69]" office:value-type="float" office:value="12.077835" calcext:value-type="float">
            <text:p>12.07783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[.E70]/262144" office:value-type="float" office:value="0.01092529296875" calcext:value-type="float">
            <text:p>0.01092529296875</text:p>
          </table:table-cell>
          <table:table-cell office:value-type="float" office:value="15" calcext:value-type="float">
            <text:p>15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2864" calcext:value-type="float">
            <text:p>2864</text:p>
          </table:table-cell>
          <table:table-cell office:value-type="float" office:value="176841" calcext:value-type="float">
            <text:p>176841</text:p>
          </table:table-cell>
          <table:table-cell table:formula="of:=[.F70]*24" office:value-type="float" office:value="4244184" calcext:value-type="float">
            <text:p>4244184</text:p>
          </table:table-cell>
          <table:table-cell office:value-type="float" office:value="11.1006" calcext:value-type="float">
            <text:p>11.1006</text:p>
          </table:table-cell>
          <table:table-cell office:value-type="float" office:value="4.14276" calcext:value-type="float">
            <text:p>4.14276</text:p>
          </table:table-cell>
          <table:table-cell office:value-type="float" office:value="0.45606" calcext:value-type="float">
            <text:p>0.45606</text:p>
          </table:table-cell>
          <table:table-cell table:formula="of:=0" office:value-type="float" office:value="0" calcext:value-type="float">
            <text:p>0</text:p>
          </table:table-cell>
          <table:table-cell table:formula="of:=[.H70]+[.I70]+[.K70]+[.J70]" office:value-type="float" office:value="15.69942" calcext:value-type="float">
            <text:p>15.6994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table:formula="of:=[.E71]/262144" office:value-type="float" office:value="0.0161056518554688" calcext:value-type="float">
            <text:p>0.016105651855469</text:p>
          </table:table-cell>
          <table:table-cell office:value-type="float" office:value="20" calcext:value-type="float">
            <text:p>20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4222" calcext:value-type="float">
            <text:p>4222</text:p>
          </table:table-cell>
          <table:table-cell office:value-type="float" office:value="260609" calcext:value-type="float">
            <text:p>260609</text:p>
          </table:table-cell>
          <table:table-cell table:formula="of:=[.F71]*24" office:value-type="float" office:value="6254616" calcext:value-type="float">
            <text:p>6254616</text:p>
          </table:table-cell>
          <table:table-cell office:value-type="float" office:value="15.1099" calcext:value-type="float">
            <text:p>15.1099</text:p>
          </table:table-cell>
          <table:table-cell office:value-type="float" office:value="6.39854" calcext:value-type="float">
            <text:p>6.39854</text:p>
          </table:table-cell>
          <table:table-cell office:value-type="float" office:value="0.725129" calcext:value-type="float">
            <text:p>0.725129</text:p>
          </table:table-cell>
          <table:table-cell table:formula="of:=0" office:value-type="float" office:value="0" calcext:value-type="float">
            <text:p>0</text:p>
          </table:table-cell>
          <table:table-cell table:formula="of:=[.H71]+[.I71]+[.K71]+[.J71]" office:value-type="float" office:value="22.233569" calcext:value-type="float">
            <text:p>22.233569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table:formula="of:=[.E72]/262144" office:value-type="float" office:value="0.023101806640625" calcext:value-type="float">
            <text:p>0.023101806640625</text:p>
          </table:table-cell>
          <table:table-cell office:value-type="float" office:value="25" calcext:value-type="float">
            <text:p>25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6056" calcext:value-type="float">
            <text:p>6056</text:p>
          </table:table-cell>
          <table:table-cell office:value-type="float" office:value="374265" calcext:value-type="float">
            <text:p>374265</text:p>
          </table:table-cell>
          <table:table-cell table:formula="of:=[.F72]*24" office:value-type="float" office:value="8982360" calcext:value-type="float">
            <text:p>8982360</text:p>
          </table:table-cell>
          <table:table-cell office:value-type="float" office:value="16.9628" calcext:value-type="float">
            <text:p>16.9628</text:p>
          </table:table-cell>
          <table:table-cell office:value-type="float" office:value="8.43072" calcext:value-type="float">
            <text:p>8.43072</text:p>
          </table:table-cell>
          <table:table-cell office:value-type="float" office:value="0.969275" calcext:value-type="float">
            <text:p>0.969275</text:p>
          </table:table-cell>
          <table:table-cell table:formula="of:=0" office:value-type="float" office:value="0" calcext:value-type="float">
            <text:p>0</text:p>
          </table:table-cell>
          <table:table-cell table:formula="of:=[.H72]+[.I72]+[.K72]+[.J72]" office:value-type="float" office:value="26.362795" calcext:value-type="float">
            <text:p>26.36279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table:formula="of:=[.E73]/262144" office:value-type="float" office:value="0.0361328125" calcext:value-type="float">
            <text:p>0.0361328125</text:p>
          </table:table-cell>
          <table:table-cell office:value-type="float" office:value="30" calcext:value-type="float">
            <text:p>30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9472" calcext:value-type="float">
            <text:p>9472</text:p>
          </table:table-cell>
          <table:table-cell office:value-type="float" office:value="587729" calcext:value-type="float">
            <text:p>587729</text:p>
          </table:table-cell>
          <table:table-cell table:formula="of:=[.F73]*24" office:value-type="float" office:value="14105496" calcext:value-type="float">
            <text:p>14105496</text:p>
          </table:table-cell>
          <table:table-cell office:value-type="float" office:value="35.3815" calcext:value-type="float">
            <text:p>35.3815</text:p>
          </table:table-cell>
          <table:table-cell office:value-type="float" office:value="13.8833" calcext:value-type="float">
            <text:p>13.8833</text:p>
          </table:table-cell>
          <table:table-cell office:value-type="float" office:value="1.61275" calcext:value-type="float">
            <text:p>1.61275</text:p>
          </table:table-cell>
          <table:table-cell table:formula="of:=0" office:value-type="float" office:value="0" calcext:value-type="float">
            <text:p>0</text:p>
          </table:table-cell>
          <table:table-cell table:formula="of:=[.H73]+[.I73]+[.K73]+[.J73]" office:value-type="float" office:value="50.87755" calcext:value-type="float">
            <text:p>50.87755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table:formula="of:=[.E74]/262144" office:value-type="float" office:value="0.094451904296875" calcext:value-type="float">
            <text:p>0.094451904296875</text:p>
          </table:table-cell>
          <table:table-cell office:value-type="float" office:value="40" calcext:value-type="float">
            <text:p>40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24760" calcext:value-type="float">
            <text:p>24760</text:p>
          </table:table-cell>
          <table:table-cell office:value-type="float" office:value="1545521" calcext:value-type="float">
            <text:p>1545521</text:p>
          </table:table-cell>
          <table:table-cell table:formula="of:=[.F74]*24" office:value-type="float" office:value="37092504" calcext:value-type="float">
            <text:p>37092504</text:p>
          </table:table-cell>
          <table:table-cell office:value-type="float" office:value="67.8979" calcext:value-type="float">
            <text:p>67.8979</text:p>
          </table:table-cell>
          <table:table-cell office:value-type="float" office:value="40.9837" calcext:value-type="float">
            <text:p>40.9837</text:p>
          </table:table-cell>
          <table:table-cell office:value-type="float" office:value="4.1756" calcext:value-type="float">
            <text:p>4.1756</text:p>
          </table:table-cell>
          <table:table-cell table:formula="of:=0" office:value-type="float" office:value="0" calcext:value-type="float">
            <text:p>0</text:p>
          </table:table-cell>
          <table:table-cell table:formula="of:=[.H74]+[.I74]+[.K74]+[.J74]" office:value-type="float" office:value="113.0572" calcext:value-type="float">
            <text:p>113.057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table:formula="of:=[.E75]/262144" office:value-type="float" office:value="0.143798828125" calcext:value-type="float">
            <text:p>0.143798828125</text:p>
          </table:table-cell>
          <table:table-cell office:value-type="float" office:value="50" calcext:value-type="float">
            <text:p>50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37696" calcext:value-type="float">
            <text:p>37696</text:p>
          </table:table-cell>
          <table:table-cell office:value-type="float" office:value="2359649" calcext:value-type="float">
            <text:p>2359649</text:p>
          </table:table-cell>
          <table:table-cell table:formula="of:=[.F75]*24" office:value-type="float" office:value="56631576" calcext:value-type="float">
            <text:p>56631576</text:p>
          </table:table-cell>
          <table:table-cell office:value-type="float" office:value="69.1714" calcext:value-type="float">
            <text:p>69.1714</text:p>
          </table:table-cell>
          <table:table-cell office:value-type="float" office:value="57.0787" calcext:value-type="float">
            <text:p>57.0787</text:p>
          </table:table-cell>
          <table:table-cell office:value-type="float" office:value="6.02768" calcext:value-type="float">
            <text:p>6.02768</text:p>
          </table:table-cell>
          <table:table-cell table:formula="of:=0" office:value-type="float" office:value="0" calcext:value-type="float">
            <text:p>0</text:p>
          </table:table-cell>
          <table:table-cell table:formula="of:=[.H75]+[.I75]+[.K75]+[.J75]" office:value-type="float" office:value="132.27778" calcext:value-type="float">
            <text:p>132.27778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table:formula="of:=[.E76]/262144" office:value-type="float" office:value="0.275310516357422" calcext:value-type="float">
            <text:p>0.275310516357422</text:p>
          </table:table-cell>
          <table:table-cell office:value-type="float" office:value="60" calcext:value-type="float">
            <text:p>60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72171" calcext:value-type="float">
            <text:p>72171</text:p>
          </table:table-cell>
          <table:table-cell office:value-type="float" office:value="4553317" calcext:value-type="float">
            <text:p>4553317</text:p>
          </table:table-cell>
          <table:table-cell table:formula="of:=[.F76]*24" office:value-type="float" office:value="109279608" calcext:value-type="float">
            <text:p>109279608</text:p>
          </table:table-cell>
          <table:table-cell office:value-type="float" office:value="90.7425" calcext:value-type="float">
            <text:p>90.7425</text:p>
          </table:table-cell>
          <table:table-cell office:value-type="float" office:value="115.592" calcext:value-type="float">
            <text:p>115.592</text:p>
          </table:table-cell>
          <table:table-cell office:value-type="float" office:value="11.277" calcext:value-type="float">
            <text:p>11.277</text:p>
          </table:table-cell>
          <table:table-cell table:formula="of:=0" office:value-type="float" office:value="0" calcext:value-type="float">
            <text:p>0</text:p>
          </table:table-cell>
          <table:table-cell table:formula="of:=[.H76]+[.I76]+[.K76]+[.J76]" office:value-type="float" office:value="217.6115" calcext:value-type="float">
            <text:p>217.611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table:formula="of:=[.E77]/262144" office:value-type="float" office:value="0.399131774902344" calcext:value-type="float">
            <text:p>0.399131774902344</text:p>
          </table:table-cell>
          <table:table-cell office:value-type="float" office:value="70" calcext:value-type="float">
            <text:p>70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04630" calcext:value-type="float">
            <text:p>104630</text:p>
          </table:table-cell>
          <table:table-cell office:value-type="float" office:value="6608721" calcext:value-type="float">
            <text:p>6608721</text:p>
          </table:table-cell>
          <table:table-cell table:formula="of:=[.F77]*24" office:value-type="float" office:value="158609304" calcext:value-type="float">
            <text:p>158609304</text:p>
          </table:table-cell>
          <table:table-cell office:value-type="float" office:value="167.543" calcext:value-type="float">
            <text:p>167.543</text:p>
          </table:table-cell>
          <table:table-cell office:value-type="float" office:value="167.178" calcext:value-type="float">
            <text:p>167.178</text:p>
          </table:table-cell>
          <table:table-cell office:value-type="float" office:value="17.9022" calcext:value-type="float">
            <text:p>17.9022</text:p>
          </table:table-cell>
          <table:table-cell table:formula="of:=0" office:value-type="float" office:value="0" calcext:value-type="float">
            <text:p>0</text:p>
          </table:table-cell>
          <table:table-cell table:formula="of:=[.H77]+[.I77]+[.K77]+[.J77]" office:value-type="float" office:value="352.6232" calcext:value-type="float">
            <text:p>352.623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[.E78]/262144" office:value-type="float" office:value="0.5582275390625" calcext:value-type="float">
            <text:p>0.5582275390625</text:p>
          </table:table-cell>
          <table:table-cell office:value-type="float" office:value="80" calcext:value-type="float">
            <text:p>80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46336" calcext:value-type="float">
            <text:p>146336</text:p>
          </table:table-cell>
          <table:table-cell office:value-type="float" office:value="9252897" calcext:value-type="float">
            <text:p>9252897</text:p>
          </table:table-cell>
          <table:table-cell table:formula="of:=[.F78]*24" office:value-type="float" office:value="222069528" calcext:value-type="float">
            <text:p>222069528</text:p>
          </table:table-cell>
          <table:table-cell office:value-type="float" office:value="274.353" calcext:value-type="float">
            <text:p>274.353</text:p>
          </table:table-cell>
          <table:table-cell office:value-type="float" office:value="243.287" calcext:value-type="float">
            <text:p>243.287</text:p>
          </table:table-cell>
          <table:table-cell office:value-type="float" office:value="25.5514" calcext:value-type="float">
            <text:p>25.5514</text:p>
          </table:table-cell>
          <table:table-cell table:formula="of:=0" office:value-type="float" office:value="0" calcext:value-type="float">
            <text:p>0</text:p>
          </table:table-cell>
          <table:table-cell table:formula="of:=[.H78]+[.I78]+[.K78]+[.J78]" office:value-type="float" office:value="543.1914" calcext:value-type="float">
            <text:p>543.1914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table:formula="of:=[.E79]/262144" office:value-type="float" office:value="0.84576416015625" calcext:value-type="float">
            <text:p>0.84576416015625</text:p>
          </table:table-cell>
          <table:table-cell office:value-type="float" office:value="90" calcext:value-type="float">
            <text:p>90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221712" calcext:value-type="float">
            <text:p>221712</text:p>
          </table:table-cell>
          <table:table-cell office:value-type="float" office:value="14109865" calcext:value-type="float">
            <text:p>14109865</text:p>
          </table:table-cell>
          <table:table-cell table:formula="of:=[.F79]*24" office:value-type="float" office:value="338636760" calcext:value-type="float">
            <text:p>338636760</text:p>
          </table:table-cell>
          <table:table-cell office:value-type="float" office:value="286.387" calcext:value-type="float">
            <text:p>286.387</text:p>
          </table:table-cell>
          <table:table-cell office:value-type="float" office:value="361.162" calcext:value-type="float">
            <text:p>361.162</text:p>
          </table:table-cell>
          <table:table-cell office:value-type="float" office:value="33.6175" calcext:value-type="float">
            <text:p>33.6175</text:p>
          </table:table-cell>
          <table:table-cell table:formula="of:=0" office:value-type="float" office:value="0" calcext:value-type="float">
            <text:p>0</text:p>
          </table:table-cell>
          <table:table-cell table:formula="of:=[.H79]+[.I79]+[.K79]+[.J79]" office:value-type="float" office:value="681.1665" calcext:value-type="float">
            <text:p>681.16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0]/26214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974593" calcext:value-type="float">
            <text:p>16974593</text:p>
          </table:table-cell>
          <table:table-cell table:formula="of:=[.F80]*24" office:value-type="float" office:value="407390232" calcext:value-type="float">
            <text:p>407390232</text:p>
          </table:table-cell>
          <table:table-cell office:value-type="float" office:value="108.364" calcext:value-type="float">
            <text:p>108.364</text:p>
          </table:table-cell>
          <table:table-cell office:value-type="float" office:value="525.36" calcext:value-type="float">
            <text:p>525.36</text:p>
          </table:table-cell>
          <table:table-cell office:value-type="float" office:value="53.591" calcext:value-type="float">
            <text:p>53.591</text:p>
          </table:table-cell>
          <table:table-cell table:formula="of:=0" office:value-type="float" office:value="0" calcext:value-type="float">
            <text:p>0</text:p>
          </table:table-cell>
          <table:table-cell table:formula="of:=[.H80]+[.I80]+[.K80]+[.J80]" office:value-type="float" office:value="687.315" calcext:value-type="float">
            <text:p>687.315</text:p>
          </table:table-cell>
        </table:table-row>
        <table:table-row table:style-name="ro1">
          <table:table-cell table:number-columns-repeated="1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MPI=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idRatio</text:p>
          </table:table-cell>
          <table:table-cell office:value-type="string" calcext:value-type="string">
            <text:p>maxDepth</text:p>
          </table:table-cell>
          <table:table-cell office:value-type="string" calcext:value-type="string">
            <text:p>numElems</text:p>
          </table:table-cell>
          <table:table-cell office:value-type="string" calcext:value-type="string">
            <text:p>cgNodes</text:p>
          </table:table-cell>
          <table:table-cell office:value-type="string" calcext:value-type="string">
            <text:p>unzip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commun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float" office:value="0.000031" calcext:value-type="float">
            <text:p>3.1E-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29" calcext:value-type="float">
            <text:p>729</text:p>
          </table:table-cell>
          <table:table-cell office:value-type="float" office:value="0.003301" calcext:value-type="float">
            <text:p>0.003301</text:p>
          </table:table-cell>
          <table:table-cell office:value-type="float" office:value="0.020305" calcext:value-type="float">
            <text:p>0.020305</text:p>
          </table:table-cell>
          <table:table-cell office:value-type="float" office:value="0.001308" calcext:value-type="float">
            <text:p>0.001308</text:p>
          </table:table-cell>
          <table:table-cell office:value-type="float" office:value="0.000002" calcext:value-type="float">
            <text:p>2E-06</text:p>
          </table:table-cell>
          <table:table-cell table:formula="of:=[.E87]+[.F87]+[.G87]+[.H87]" office:value-type="float" office:value="0.024916" calcext:value-type="float">
            <text:p>0.024916</text:p>
          </table:table-cell>
          <table:table-cell table:number-columns-repeated="3"/>
        </table:table-row>
        <table:table-row table:style-name="ro1">
          <table:table-cell office:value-type="float" office:value="0.001072" calcext:value-type="float">
            <text:p>0.001072</text:p>
          </table:table-cell>
          <table:table-cell office:value-type="float" office:value="8" calcext:value-type="float">
            <text:p>8</text:p>
          </table:table-cell>
          <table:table-cell office:value-type="float" office:value="281" calcext:value-type="float">
            <text:p>281</text:p>
          </table:table-cell>
          <table:table-cell office:value-type="float" office:value="16593" calcext:value-type="float">
            <text:p>16593</text:p>
          </table:table-cell>
          <table:table-cell office:value-type="float" office:value="3.302387" calcext:value-type="float">
            <text:p>3.302387</text:p>
          </table:table-cell>
          <table:table-cell office:value-type="float" office:value="0.561631" calcext:value-type="float">
            <text:p>0.561631</text:p>
          </table:table-cell>
          <table:table-cell office:value-type="float" office:value="0.047405" calcext:value-type="float">
            <text:p>0.047405</text:p>
          </table:table-cell>
          <table:table-cell office:value-type="float" office:value="0.000002" calcext:value-type="float">
            <text:p>2E-06</text:p>
          </table:table-cell>
          <table:table-cell table:formula="of:=[.E88]+[.F88]+[.G88]+[.H88]" office:value-type="float" office:value="3.911425" calcext:value-type="float">
            <text:p>3.911425</text:p>
          </table:table-cell>
          <table:table-cell table:number-columns-repeated="3"/>
        </table:table-row>
        <table:table-row table:style-name="ro1">
          <table:table-cell office:value-type="float" office:value="0.001099" calcext:value-type="float">
            <text:p>0.001099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17041" calcext:value-type="float">
            <text:p>17041</text:p>
          </table:table-cell>
          <table:table-cell office:value-type="float" office:value="3.474505" calcext:value-type="float">
            <text:p>3.474505</text:p>
          </table:table-cell>
          <table:table-cell office:value-type="float" office:value="0.592154" calcext:value-type="float">
            <text:p>0.592154</text:p>
          </table:table-cell>
          <table:table-cell office:value-type="float" office:value="0.052491" calcext:value-type="float">
            <text:p>0.052491</text:p>
          </table:table-cell>
          <table:table-cell office:value-type="float" office:value="0.000002" calcext:value-type="float">
            <text:p>2E-06</text:p>
          </table:table-cell>
          <table:table-cell table:formula="of:=[.E89]+[.F89]+[.G89]+[.H89]" office:value-type="float" office:value="4.119152" calcext:value-type="float">
            <text:p>4.119152</text:p>
          </table:table-cell>
          <table:table-cell table:number-columns-repeated="3"/>
        </table:table-row>
        <table:table-row table:style-name="ro1">
          <table:table-cell office:value-type="float" office:value="0.006973" calcext:value-type="float">
            <text:p>0.006973</text:p>
          </table:table-cell>
          <table:table-cell office:value-type="float" office:value="8" calcext:value-type="float">
            <text:p>8</text:p>
          </table:table-cell>
          <table:table-cell office:value-type="float" office:value="1828" calcext:value-type="float">
            <text:p>1828</text:p>
          </table:table-cell>
          <table:table-cell office:value-type="float" office:value="113237" calcext:value-type="float">
            <text:p>113237</text:p>
          </table:table-cell>
          <table:table-cell office:value-type="float" office:value="5.404145" calcext:value-type="float">
            <text:p>5.404145</text:p>
          </table:table-cell>
          <table:table-cell office:value-type="float" office:value="2.529528" calcext:value-type="float">
            <text:p>2.529528</text:p>
          </table:table-cell>
          <table:table-cell office:value-type="float" office:value="0.307796" calcext:value-type="float">
            <text:p>0.307796</text:p>
          </table:table-cell>
          <table:table-cell office:value-type="float" office:value="0.000003" calcext:value-type="float">
            <text:p>3E-06</text:p>
          </table:table-cell>
          <table:table-cell table:formula="of:=[.E90]+[.F90]+[.G90]+[.H90]" office:value-type="float" office:value="8.241472" calcext:value-type="float">
            <text:p>8.241472</text:p>
          </table:table-cell>
          <table:table-cell table:number-columns-repeated="3"/>
        </table:table-row>
        <table:table-row table:style-name="ro1">
          <table:table-cell office:value-type="float" office:value="0.010925" calcext:value-type="float">
            <text:p>0.010925</text:p>
          </table:table-cell>
          <table:table-cell office:value-type="float" office:value="8" calcext:value-type="float">
            <text:p>8</text:p>
          </table:table-cell>
          <table:table-cell office:value-type="float" office:value="2864" calcext:value-type="float">
            <text:p>2864</text:p>
          </table:table-cell>
          <table:table-cell office:value-type="float" office:value="176841" calcext:value-type="float">
            <text:p>176841</text:p>
          </table:table-cell>
          <table:table-cell office:value-type="float" office:value="11.335664" calcext:value-type="float">
            <text:p>11.335664</text:p>
          </table:table-cell>
          <table:table-cell office:value-type="float" office:value="4.215877" calcext:value-type="float">
            <text:p>4.215877</text:p>
          </table:table-cell>
          <table:table-cell office:value-type="float" office:value="0.47504" calcext:value-type="float">
            <text:p>0.47504</text:p>
          </table:table-cell>
          <table:table-cell office:value-type="float" office:value="0.000003" calcext:value-type="float">
            <text:p>3E-06</text:p>
          </table:table-cell>
          <table:table-cell table:formula="of:=[.E91]+[.F91]+[.G91]+[.H91]" office:value-type="float" office:value="16.026584" calcext:value-type="float">
            <text:p>16.026584</text:p>
          </table:table-cell>
          <table:table-cell table:number-columns-repeated="3"/>
        </table:table-row>
        <table:table-row table:style-name="ro1">
          <table:table-cell office:value-type="float" office:value="0.016106" calcext:value-type="float">
            <text:p>0.016106</text:p>
          </table:table-cell>
          <table:table-cell office:value-type="float" office:value="8" calcext:value-type="float">
            <text:p>8</text:p>
          </table:table-cell>
          <table:table-cell office:value-type="float" office:value="4222" calcext:value-type="float">
            <text:p>4222</text:p>
          </table:table-cell>
          <table:table-cell office:value-type="float" office:value="260609" calcext:value-type="float">
            <text:p>260609</text:p>
          </table:table-cell>
          <table:table-cell office:value-type="float" office:value="13.709231" calcext:value-type="float">
            <text:p>13.709231</text:p>
          </table:table-cell>
          <table:table-cell office:value-type="float" office:value="5.85491" calcext:value-type="float">
            <text:p>5.85491</text:p>
          </table:table-cell>
          <table:table-cell office:value-type="float" office:value="0.671479" calcext:value-type="float">
            <text:p>0.671479</text:p>
          </table:table-cell>
          <table:table-cell office:value-type="float" office:value="0.000003" calcext:value-type="float">
            <text:p>3E-06</text:p>
          </table:table-cell>
          <table:table-cell table:formula="of:=[.E92]+[.F92]+[.G92]+[.H92]" office:value-type="float" office:value="20.235623" calcext:value-type="float">
            <text:p>20.235623</text:p>
          </table:table-cell>
          <table:table-cell table:number-columns-repeated="3"/>
        </table:table-row>
        <table:table-row table:style-name="ro1">
          <table:table-cell office:value-type="float" office:value="0.023102" calcext:value-type="float">
            <text:p>0.023102</text:p>
          </table:table-cell>
          <table:table-cell office:value-type="float" office:value="8" calcext:value-type="float">
            <text:p>8</text:p>
          </table:table-cell>
          <table:table-cell office:value-type="float" office:value="6056" calcext:value-type="float">
            <text:p>6056</text:p>
          </table:table-cell>
          <table:table-cell office:value-type="float" office:value="374265" calcext:value-type="float">
            <text:p>374265</text:p>
          </table:table-cell>
          <table:table-cell office:value-type="float" office:value="15.912507" calcext:value-type="float">
            <text:p>15.912507</text:p>
          </table:table-cell>
          <table:table-cell office:value-type="float" office:value="7.849072" calcext:value-type="float">
            <text:p>7.849072</text:p>
          </table:table-cell>
          <table:table-cell office:value-type="float" office:value="0.950687" calcext:value-type="float">
            <text:p>0.950687</text:p>
          </table:table-cell>
          <table:table-cell office:value-type="float" office:value="0.000003" calcext:value-type="float">
            <text:p>3E-06</text:p>
          </table:table-cell>
          <table:table-cell table:formula="of:=[.E93]+[.F93]+[.G93]+[.H93]" office:value-type="float" office:value="24.712269" calcext:value-type="float">
            <text:p>24.712269</text:p>
          </table:table-cell>
          <table:table-cell table:number-columns-repeated="3"/>
        </table:table-row>
        <table:table-row table:style-name="ro1">
          <table:table-cell office:value-type="float" office:value="0.036133" calcext:value-type="float">
            <text:p>0.036133</text:p>
          </table:table-cell>
          <table:table-cell office:value-type="float" office:value="8" calcext:value-type="float">
            <text:p>8</text:p>
          </table:table-cell>
          <table:table-cell office:value-type="float" office:value="9472" calcext:value-type="float">
            <text:p>9472</text:p>
          </table:table-cell>
          <table:table-cell office:value-type="float" office:value="587729" calcext:value-type="float">
            <text:p>587729</text:p>
          </table:table-cell>
          <table:table-cell office:value-type="float" office:value="35.278223" calcext:value-type="float">
            <text:p>35.278223</text:p>
          </table:table-cell>
          <table:table-cell office:value-type="float" office:value="14.109681" calcext:value-type="float">
            <text:p>14.109681</text:p>
          </table:table-cell>
          <table:table-cell office:value-type="float" office:value="1.612056" calcext:value-type="float">
            <text:p>1.612056</text:p>
          </table:table-cell>
          <table:table-cell office:value-type="float" office:value="0.000003" calcext:value-type="float">
            <text:p>3E-06</text:p>
          </table:table-cell>
          <table:table-cell table:formula="of:=[.E94]+[.F94]+[.G94]+[.H94]" office:value-type="float" office:value="50.999963" calcext:value-type="float">
            <text:p>50.999963</text:p>
          </table:table-cell>
          <table:table-cell table:number-columns-repeated="3"/>
        </table:table-row>
        <table:table-row table:style-name="ro1">
          <table:table-cell office:value-type="float" office:value="0.067455" calcext:value-type="float">
            <text:p>0.067455</text:p>
          </table:table-cell>
          <table:table-cell office:value-type="float" office:value="8" calcext:value-type="float">
            <text:p>8</text:p>
          </table:table-cell>
          <table:table-cell office:value-type="float" office:value="17683" calcext:value-type="float">
            <text:p>17683</text:p>
          </table:table-cell>
          <table:table-cell office:value-type="float" office:value="1100057" calcext:value-type="float">
            <text:p>1100057</text:p>
          </table:table-cell>
          <table:table-cell office:value-type="float" office:value="36.337719" calcext:value-type="float">
            <text:p>36.337719</text:p>
          </table:table-cell>
          <table:table-cell office:value-type="float" office:value="28.320097" calcext:value-type="float">
            <text:p>28.320097</text:p>
          </table:table-cell>
          <table:table-cell office:value-type="float" office:value="2.908942" calcext:value-type="float">
            <text:p>2.908942</text:p>
          </table:table-cell>
          <table:table-cell office:value-type="float" office:value="0.000003" calcext:value-type="float">
            <text:p>3E-06</text:p>
          </table:table-cell>
          <table:table-cell table:formula="of:=[.E95]+[.F95]+[.G95]+[.H95]" office:value-type="float" office:value="67.566761" calcext:value-type="float">
            <text:p>67.566761</text:p>
          </table:table-cell>
          <table:table-cell table:number-columns-repeated="3"/>
        </table:table-row>
        <table:table-row table:style-name="ro1">
          <table:table-cell office:value-type="float" office:value="0.094452" calcext:value-type="float">
            <text:p>0.094452</text:p>
          </table:table-cell>
          <table:table-cell office:value-type="float" office:value="8" calcext:value-type="float">
            <text:p>8</text:p>
          </table:table-cell>
          <table:table-cell office:value-type="float" office:value="24760" calcext:value-type="float">
            <text:p>24760</text:p>
          </table:table-cell>
          <table:table-cell office:value-type="float" office:value="1545521" calcext:value-type="float">
            <text:p>1545521</text:p>
          </table:table-cell>
          <table:table-cell office:value-type="float" office:value="69.469046" calcext:value-type="float">
            <text:p>69.469046</text:p>
          </table:table-cell>
          <table:table-cell office:value-type="float" office:value="42.848961" calcext:value-type="float">
            <text:p>42.848961</text:p>
          </table:table-cell>
          <table:table-cell office:value-type="float" office:value="4.247801" calcext:value-type="float">
            <text:p>4.247801</text:p>
          </table:table-cell>
          <table:table-cell office:value-type="float" office:value="0.000003" calcext:value-type="float">
            <text:p>3E-06</text:p>
          </table:table-cell>
          <table:table-cell table:formula="of:=[.E96]+[.F96]+[.G96]+[.H96]" office:value-type="float" office:value="116.565811" calcext:value-type="float">
            <text:p>116.565811</text:p>
          </table:table-cell>
          <table:table-cell table:number-columns-repeated="3"/>
        </table:table-row>
        <table:table-row table:style-name="ro1">
          <table:table-cell office:value-type="float" office:value="0.117256" calcext:value-type="float">
            <text:p>0.117256</text:p>
          </table:table-cell>
          <table:table-cell office:value-type="float" office:value="8" calcext:value-type="float">
            <text:p>8</text:p>
          </table:table-cell>
          <table:table-cell office:value-type="float" office:value="30738" calcext:value-type="float">
            <text:p>30738</text:p>
          </table:table-cell>
          <table:table-cell office:value-type="float" office:value="1921513" calcext:value-type="float">
            <text:p>1921513</text:p>
          </table:table-cell>
          <table:table-cell office:value-type="float" office:value="69.766913" calcext:value-type="float">
            <text:p>69.766913</text:p>
          </table:table-cell>
          <table:table-cell office:value-type="float" office:value="49.260641" calcext:value-type="float">
            <text:p>49.260641</text:p>
          </table:table-cell>
          <table:table-cell office:value-type="float" office:value="5.100804" calcext:value-type="float">
            <text:p>5.100804</text:p>
          </table:table-cell>
          <table:table-cell office:value-type="float" office:value="0.000003" calcext:value-type="float">
            <text:p>3E-06</text:p>
          </table:table-cell>
          <table:table-cell table:formula="of:=[.E97]+[.F97]+[.G97]+[.H97]" office:value-type="float" office:value="124.128361" calcext:value-type="float">
            <text:p>124.128361</text:p>
          </table:table-cell>
          <table:table-cell table:number-columns-repeated="3"/>
        </table:table-row>
        <table:table-row table:style-name="ro1">
          <table:table-cell office:value-type="float" office:value="0.143799" calcext:value-type="float">
            <text:p>0.143799</text:p>
          </table:table-cell>
          <table:table-cell office:value-type="float" office:value="8" calcext:value-type="float">
            <text:p>8</text:p>
          </table:table-cell>
          <table:table-cell office:value-type="float" office:value="37696" calcext:value-type="float">
            <text:p>37696</text:p>
          </table:table-cell>
          <table:table-cell office:value-type="float" office:value="2359649" calcext:value-type="float">
            <text:p>2359649</text:p>
          </table:table-cell>
          <table:table-cell office:value-type="float" office:value="70.182893" calcext:value-type="float">
            <text:p>70.182893</text:p>
          </table:table-cell>
          <table:table-cell office:value-type="float" office:value="59.144642" calcext:value-type="float">
            <text:p>59.144642</text:p>
          </table:table-cell>
          <table:table-cell office:value-type="float" office:value="6.165112" calcext:value-type="float">
            <text:p>6.165112</text:p>
          </table:table-cell>
          <table:table-cell office:value-type="float" office:value="0.000003" calcext:value-type="float">
            <text:p>3E-06</text:p>
          </table:table-cell>
          <table:table-cell table:formula="of:=[.E98]+[.F98]+[.G98]+[.H98]" office:value-type="float" office:value="135.49265" calcext:value-type="float">
            <text:p>135.49265</text:p>
          </table:table-cell>
          <table:table-cell table:number-columns-repeated="3"/>
        </table:table-row>
        <table:table-row table:style-name="ro1">
          <table:table-cell office:value-type="float" office:value="0.190155" calcext:value-type="float">
            <text:p>0.190155</text:p>
          </table:table-cell>
          <table:table-cell office:value-type="float" office:value="8" calcext:value-type="float">
            <text:p>8</text:p>
          </table:table-cell>
          <table:table-cell office:value-type="float" office:value="49848" calcext:value-type="float">
            <text:p>49848</text:p>
          </table:table-cell>
          <table:table-cell office:value-type="float" office:value="3127609" calcext:value-type="float">
            <text:p>3127609</text:p>
          </table:table-cell>
          <table:table-cell office:value-type="float" office:value="127.657606" calcext:value-type="float">
            <text:p>127.657606</text:p>
          </table:table-cell>
          <table:table-cell office:value-type="float" office:value="82.372304" calcext:value-type="float">
            <text:p>82.372304</text:p>
          </table:table-cell>
          <table:table-cell office:value-type="float" office:value="8.147935" calcext:value-type="float">
            <text:p>8.147935</text:p>
          </table:table-cell>
          <table:table-cell office:value-type="float" office:value="0.000003" calcext:value-type="float">
            <text:p>3E-06</text:p>
          </table:table-cell>
          <table:table-cell table:formula="of:=[.E99]+[.F99]+[.G99]+[.H99]" office:value-type="float" office:value="218.177848" calcext:value-type="float">
            <text:p>218.177848</text:p>
          </table:table-cell>
          <table:table-cell table:number-columns-repeated="3"/>
        </table:table-row>
        <table:table-row table:style-name="ro1">
          <table:table-cell office:value-type="float" office:value="0.275311" calcext:value-type="float">
            <text:p>0.275311</text:p>
          </table:table-cell>
          <table:table-cell office:value-type="float" office:value="8" calcext:value-type="float">
            <text:p>8</text:p>
          </table:table-cell>
          <table:table-cell office:value-type="float" office:value="72171" calcext:value-type="float">
            <text:p>72171</text:p>
          </table:table-cell>
          <table:table-cell office:value-type="float" office:value="4553317" calcext:value-type="float">
            <text:p>4553317</text:p>
          </table:table-cell>
          <table:table-cell office:value-type="float" office:value="92.493518" calcext:value-type="float">
            <text:p>92.493518</text:p>
          </table:table-cell>
          <table:table-cell office:value-type="float" office:value="115.42092" calcext:value-type="float">
            <text:p>115.42092</text:p>
          </table:table-cell>
          <table:table-cell office:value-type="float" office:value="11.806427" calcext:value-type="float">
            <text:p>11.806427</text:p>
          </table:table-cell>
          <table:table-cell office:value-type="float" office:value="0.000003" calcext:value-type="float">
            <text:p>3E-06</text:p>
          </table:table-cell>
          <table:table-cell table:formula="of:=[.E100]+[.F100]+[.G100]+[.H100]" office:value-type="float" office:value="219.720868" calcext:value-type="float">
            <text:p>219.720868</text:p>
          </table:table-cell>
          <table:table-cell table:number-columns-repeated="3"/>
        </table:table-row>
        <table:table-row table:style-name="ro1">
          <table:table-cell office:value-type="float" office:value="0.345886" calcext:value-type="float">
            <text:p>0.345886</text:p>
          </table:table-cell>
          <table:table-cell office:value-type="float" office:value="8" calcext:value-type="float">
            <text:p>8</text:p>
          </table:table-cell>
          <table:table-cell office:value-type="float" office:value="90672" calcext:value-type="float">
            <text:p>90672</text:p>
          </table:table-cell>
          <table:table-cell office:value-type="float" office:value="5725465" calcext:value-type="float">
            <text:p>5725465</text:p>
          </table:table-cell>
          <table:table-cell office:value-type="float" office:value="174.682587" calcext:value-type="float">
            <text:p>174.682587</text:p>
          </table:table-cell>
          <table:table-cell office:value-type="float" office:value="162.413075" calcext:value-type="float">
            <text:p>162.413075</text:p>
          </table:table-cell>
          <table:table-cell office:value-type="float" office:value="15.545541" calcext:value-type="float">
            <text:p>15.545541</text:p>
          </table:table-cell>
          <table:table-cell office:value-type="float" office:value="0.000014" calcext:value-type="float">
            <text:p>1.4E-05</text:p>
          </table:table-cell>
          <table:table-cell table:formula="of:=[.E101]+[.F101]+[.G101]+[.H101]" office:value-type="float" office:value="352.641217" calcext:value-type="float">
            <text:p>352.641217</text:p>
          </table:table-cell>
          <table:table-cell table:number-columns-repeated="3"/>
        </table:table-row>
        <table:table-row table:style-name="ro1">
          <table:table-cell office:value-type="float" office:value="0.399132" calcext:value-type="float">
            <text:p>0.399132</text:p>
          </table:table-cell>
          <table:table-cell office:value-type="float" office:value="8" calcext:value-type="float">
            <text:p>8</text:p>
          </table:table-cell>
          <table:table-cell office:value-type="float" office:value="104630" calcext:value-type="float">
            <text:p>104630</text:p>
          </table:table-cell>
          <table:table-cell office:value-type="float" office:value="6608721" calcext:value-type="float">
            <text:p>6608721</text:p>
          </table:table-cell>
          <table:table-cell office:value-type="float" office:value="163.984895" calcext:value-type="float">
            <text:p>163.984895</text:p>
          </table:table-cell>
          <table:table-cell office:value-type="float" office:value="168.047475" calcext:value-type="float">
            <text:p>168.047475</text:p>
          </table:table-cell>
          <table:table-cell office:value-type="float" office:value="17.56358" calcext:value-type="float">
            <text:p>17.56358</text:p>
          </table:table-cell>
          <table:table-cell office:value-type="float" office:value="0.000004" calcext:value-type="float">
            <text:p>4E-06</text:p>
          </table:table-cell>
          <table:table-cell table:formula="of:=[.E102]+[.F102]+[.G102]+[.H102]" office:value-type="float" office:value="349.595954" calcext:value-type="float">
            <text:p>349.595954</text:p>
          </table:table-cell>
          <table:table-cell table:number-columns-repeated="3"/>
        </table:table-row>
        <table:table-row table:style-name="ro1">
          <table:table-cell office:value-type="float" office:value="0.458038" calcext:value-type="float">
            <text:p>0.458038</text:p>
          </table:table-cell>
          <table:table-cell office:value-type="float" office:value="8" calcext:value-type="float">
            <text:p>8</text:p>
          </table:table-cell>
          <table:table-cell office:value-type="float" office:value="120072" calcext:value-type="float">
            <text:p>120072</text:p>
          </table:table-cell>
          <table:table-cell office:value-type="float" office:value="7586377" calcext:value-type="float">
            <text:p>7586377</text:p>
          </table:table-cell>
          <table:table-cell office:value-type="float" office:value="158.897996" calcext:value-type="float">
            <text:p>158.897996</text:p>
          </table:table-cell>
          <table:table-cell office:value-type="float" office:value="201.656591" calcext:value-type="float">
            <text:p>201.656591</text:p>
          </table:table-cell>
          <table:table-cell office:value-type="float" office:value="21.275941" calcext:value-type="float">
            <text:p>21.275941</text:p>
          </table:table-cell>
          <table:table-cell office:value-type="float" office:value="0.000003" calcext:value-type="float">
            <text:p>3E-06</text:p>
          </table:table-cell>
          <table:table-cell table:formula="of:=[.E103]+[.F103]+[.G103]+[.H103]" office:value-type="float" office:value="381.830531" calcext:value-type="float">
            <text:p>381.830531</text:p>
          </table:table-cell>
          <table:table-cell table:number-columns-repeated="3"/>
        </table:table-row>
        <table:table-row table:style-name="ro1">
          <table:table-cell office:value-type="float" office:value="0.558228" calcext:value-type="float">
            <text:p>0.558228</text:p>
          </table:table-cell>
          <table:table-cell office:value-type="float" office:value="8" calcext:value-type="float">
            <text:p>8</text:p>
          </table:table-cell>
          <table:table-cell office:value-type="float" office:value="146336" calcext:value-type="float">
            <text:p>146336</text:p>
          </table:table-cell>
          <table:table-cell office:value-type="float" office:value="9252897" calcext:value-type="float">
            <text:p>9252897</text:p>
          </table:table-cell>
          <table:table-cell office:value-type="float" office:value="254.395464" calcext:value-type="float">
            <text:p>254.395464</text:p>
          </table:table-cell>
          <table:table-cell office:value-type="float" office:value="229.818016" calcext:value-type="float">
            <text:p>229.818016</text:p>
          </table:table-cell>
          <table:table-cell office:value-type="float" office:value="21.874707" calcext:value-type="float">
            <text:p>21.874707</text:p>
          </table:table-cell>
          <table:table-cell office:value-type="float" office:value="0.000004" calcext:value-type="float">
            <text:p>4E-06</text:p>
          </table:table-cell>
          <table:table-cell table:formula="of:=[.E104]+[.F104]+[.G104]+[.H104]" office:value-type="float" office:value="506.088191" calcext:value-type="float">
            <text:p>506.088191</text:p>
          </table:table-cell>
          <table:table-cell table:number-columns-repeated="3"/>
        </table:table-row>
        <table:table-row table:style-name="ro1">
          <table:table-cell office:value-type="float" office:value="0.711128" calcext:value-type="float">
            <text:p>0.711128</text:p>
          </table:table-cell>
          <table:table-cell office:value-type="float" office:value="8" calcext:value-type="float">
            <text:p>8</text:p>
          </table:table-cell>
          <table:table-cell office:value-type="float" office:value="186418" calcext:value-type="float">
            <text:p>186418</text:p>
          </table:table-cell>
          <table:table-cell office:value-type="float" office:value="11867573" calcext:value-type="float">
            <text:p>11867573</text:p>
          </table:table-cell>
          <table:table-cell office:value-type="float" office:value="175.588169" calcext:value-type="float">
            <text:p>175.588169</text:p>
          </table:table-cell>
          <table:table-cell office:value-type="float" office:value="296.040397" calcext:value-type="float">
            <text:p>296.040397</text:p>
          </table:table-cell>
          <table:table-cell office:value-type="float" office:value="32.390099" calcext:value-type="float">
            <text:p>32.390099</text:p>
          </table:table-cell>
          <table:table-cell office:value-type="float" office:value="0.000003" calcext:value-type="float">
            <text:p>3E-06</text:p>
          </table:table-cell>
          <table:table-cell table:formula="of:=[.E105]+[.F105]+[.G105]+[.H105]" office:value-type="float" office:value="504.018668" calcext:value-type="float">
            <text:p>504.018668</text:p>
          </table:table-cell>
          <table:table-cell table:number-columns-repeated="3"/>
        </table:table-row>
        <table:table-row table:style-name="ro1">
          <table:table-cell office:value-type="float" office:value="0.845764" calcext:value-type="float">
            <text:p>0.845764</text:p>
          </table:table-cell>
          <table:table-cell office:value-type="float" office:value="8" calcext:value-type="float">
            <text:p>8</text:p>
          </table:table-cell>
          <table:table-cell office:value-type="float" office:value="221712" calcext:value-type="float">
            <text:p>221712</text:p>
          </table:table-cell>
          <table:table-cell office:value-type="float" office:value="14109865" calcext:value-type="float">
            <text:p>14109865</text:p>
          </table:table-cell>
          <table:table-cell office:value-type="float" office:value="273.978992" calcext:value-type="float">
            <text:p>273.978992</text:p>
          </table:table-cell>
          <table:table-cell office:value-type="float" office:value="349.404414" calcext:value-type="float">
            <text:p>349.404414</text:p>
          </table:table-cell>
          <table:table-cell office:value-type="float" office:value="32.957039" calcext:value-type="float">
            <text:p>32.957039</text:p>
          </table:table-cell>
          <table:table-cell office:value-type="float" office:value="0.000003" calcext:value-type="float">
            <text:p>3E-06</text:p>
          </table:table-cell>
          <table:table-cell table:formula="of:=[.E106]+[.F106]+[.G106]+[.H106]" office:value-type="float" office:value="656.340448" calcext:value-type="float">
            <text:p>656.340448</text:p>
          </table:table-cell>
          <table:table-cell table:number-columns-repeated="3"/>
        </table:table-row>
        <table:table-row table:style-name="ro1">
          <table:table-cell office:value-type="float" office:value="0.920479" calcext:value-type="float">
            <text:p>0.920479</text:p>
          </table:table-cell>
          <table:table-cell office:value-type="float" office:value="8" calcext:value-type="float">
            <text:p>8</text:p>
          </table:table-cell>
          <table:table-cell office:value-type="float" office:value="241298" calcext:value-type="float">
            <text:p>241298</text:p>
          </table:table-cell>
          <table:table-cell office:value-type="float" office:value="15492453" calcext:value-type="float">
            <text:p>15492453</text:p>
          </table:table-cell>
          <table:table-cell office:value-type="float" office:value="197.807616" calcext:value-type="float">
            <text:p>197.807616</text:p>
          </table:table-cell>
          <table:table-cell office:value-type="float" office:value="376.834361" calcext:value-type="float">
            <text:p>376.834361</text:p>
          </table:table-cell>
          <table:table-cell office:value-type="float" office:value="35.275682" calcext:value-type="float">
            <text:p>35.275682</text:p>
          </table:table-cell>
          <table:table-cell office:value-type="float" office:value="0.000004" calcext:value-type="float">
            <text:p>4E-06</text:p>
          </table:table-cell>
          <table:table-cell table:formula="of:=[.E107]+[.F107]+[.G107]+[.H107]" office:value-type="float" office:value="609.917663" calcext:value-type="float">
            <text:p>609.91766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974593" calcext:value-type="float">
            <text:p>16974593</text:p>
          </table:table-cell>
          <table:table-cell office:value-type="float" office:value="105.392865" calcext:value-type="float">
            <text:p>105.392865</text:p>
          </table:table-cell>
          <table:table-cell office:value-type="float" office:value="505.694129" calcext:value-type="float">
            <text:p>505.694129</text:p>
          </table:table-cell>
          <table:table-cell office:value-type="float" office:value="48.957286" calcext:value-type="float">
            <text:p>48.957286</text:p>
          </table:table-cell>
          <table:table-cell office:value-type="float" office:value="0.000003" calcext:value-type="float">
            <text:p>3E-06</text:p>
          </table:table-cell>
          <table:table-cell table:formula="of:=[.E108]+[.F108]+[.G108]+[.H108]" office:value-type="float" office:value="660.044283" calcext:value-type="float">
            <text:p>660.04428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16:10:16.306468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1:54:09.703579255</meta:creation-date>
    <meta:editing-duration>PT17H3M25S</meta:editing-duration>
    <meta:editing-cycles>9</meta:editing-cycles>
    <meta:generator>LibreOffice/6.0.6.2$Linux_X86_64 LibreOffice_project/00m0$Build-2</meta:generator>
    <dc:date>2018-11-08T18:13:06.888169800</dc:date>
    <meta:document-statistic meta:table-count="1" meta:cell-count="738" meta:object-count="0"/>
  </office:meta>
</office:document-meta>
</file>